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3371016148067487043"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1111507862002119186"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8413335132228287430"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3126846769860005603"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77515605216317812"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5622755110245337507"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8368518707970584523"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3463657033567383382"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7295739" text:continue-list="list8368518707970584523"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086308035555571954"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7318555"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7307670"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7312687"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7322557"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7310274"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1989185260829956475"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4794304847920945205"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449157944364276863"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7297501"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037620528686590944"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858839662215788539"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591468254503915921" text:style-name="L15">
        <text:list-item>
          <text:list>
            <text:list-header>
              <text:p text:style-name="P183">1.5 miles averaging about 9:40/mile and rest 1 min</text:p>
            </text:list-header>
          </text:list>
        </text:list-item>
      </text:list>
      <text:p text:style-name="P24">1 mile in 8:26 and rest 2 min</text:p>
      <text:list xml:id="list4365507647431875338"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98324553826070774"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7298004"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2495963346424905000"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308468531996843360"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2018318962558505193"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7300122" text:continue-list="list2308468531996843360" text:style-name="L19">
        <text:list-item>
          <text:list>
            <text:list-header>
              <text:p text:style-name="P187">(Pace*HR)=1240</text:p>
            </text:list-header>
          </text:list>
        </text:list-item>
      </text:list>
      <text:list xml:id="list37303148" text:continue-list="list2495963346424905000" text:style-name="L18">
        <text:list-item>
          <text:list>
            <text:list-header>
              <text:p text:style-name="P186">2 miles at 10:46/mile Ave HR= 121 bpm and rest a few minutes</text:p>
            </text:list-header>
          </text:list>
        </text:list-item>
      </text:list>
      <text:list xml:id="list37320185" text:continue-list="list37300122"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7306489"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952574756252600424"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135310954041245849"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617742523105416031"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8761034324826539260"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310885890798679809"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313518153299457051"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7297677"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7303371"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403424385791110251"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916765341943696340"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325049086361771336"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731907208493810946"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685009538076007019"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650394374940181424" text:style-name="L32">
        <text:list-item>
          <text:list>
            <text:list-header>
              <text:p text:style-name="P197">0.25 miles in 2:54</text:p>
              <text:p text:style-name="P197">1 mile in 9:21 going faster as I ran and ending at around 8:30 pace</text:p>
            </text:list-header>
          </text:list>
        </text:list-item>
      </text:list>
      <text:list xml:id="list717542301113688615"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339475028136115572"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599205743593046467"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643065255610394721"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078268082898476364"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4461352520871806356"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text:soft-page-break/>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724415129269854163"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text:soft-page-break/></text:p>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03T17:05:24.68</dc:date>
    <dc:creator>James Lombardi</dc:creator>
    <meta:editing-duration>P29DT4H27M9S</meta:editing-duration>
    <meta:editing-cycles>2172</meta:editing-cycles>
    <meta:generator>OpenOffice/4.1.2$Win32 OpenOffice.org_project/412m3$Build-9782</meta:generator>
    <meta:document-statistic meta:table-count="0" meta:image-count="9" meta:object-count="0" meta:page-count="215" meta:paragraph-count="6292" meta:word-count="67844" meta:character-count="347196"/>
  </office:meta>
</office:document-meta>
</file>